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9_20-37-03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0_02-03-46_000.jpg</text:p>
          </table:table-cell>
          <table:table-cell table:style-name="ce12" office:value-type="string">
            <text:p>:m 記録 / お酒：飲んだ量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0_02-19-03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0_04-48-01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0_08-18-45_000.jpg</text:p>
          </table:table-cell>
          <table:table-cell table:style-name="ce19" office:value-type="string">
            <text:p>:m RES #*# / free# JVEMV6 68#_-- / 68. theoretical-physics(tp) / w=(∂(iħ(∂ψ/∂t))/∂x);(ψ_tx=(1/ħ^2)Epψ),topics=量子力学：シュレーディンガー方程式：時間で偏微分したものを、さらに、空間で、偏微分(eman),other=~,s=~,i=~,doc=~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RES #*# / free# JVEMV6 68#_-- / 68. theoretical-physics(tp) / w=(∂(iħ(∂ψ/∂t))/∂x);(ψ_tx=(1/ħ^2)Epψ),topics=量子力学：シュレーディンガー方程式：時間で偏微分したものを、さらに、空間で、偏微分(eman),other=~,s=~,i=~,doc=~">
            <text:p>:m RES #*# / free# JVEMV6 68#_-- / 68. theoretical-physics(tp) / w=(∂(iħ(∂ψ/∂t))/∂x);(ψ_tx=(1/ħ^2)Epψ),topics=量子力学：シュレーディンガー方程式：時間で偏微分したものを、さらに、空間で、偏微分(eman),other=~,s=~,i=~,doc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0_11-34-23_000.jpg</text:p>
          </table:table-cell>
          <table:table-cell table:style-name="ce19" office:value-type="string">
            <text:p>-*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0_11-35-02_000.jpg</text:p>
          </table:table-cell>
          <table:table-cell table:style-name="ce19" office:value-type="string">
            <text:p>:m RES #*# / free# JVEMV6 68#_161:1 / 68. theoretical-physics(tp) / w=~,topics=量子力学：シュレーディンガー方程式(eman),other=memo+;memo+;memo+,s=~,i=~,doc=r-9-2~1.3#3.1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#*# / free# JVEMV6 68#_161:1 / 68. theoretical-physics(tp) / w=~,topics=量子力学：シュレーディンガー方程式(eman),other=memo+;memo+;memo+,s=~,i=~,doc=r-9-2~1.3#3.1">
            <text:p>:m RES #*# / free# JVEMV6 68#_161:1 / 68. theoretical-physics(tp) / w=~,topics=量子力学：シュレーディンガー方程式(eman),other=memo+;memo+;memo+,s=~,i=~,doc=r-9-2~1.3#3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0_18-00-21_000.jpg</text:p>
          </table:table-cell>
          <table:table-cell table:style-name="ce19" office:value-type="string">
            <text:p>:m :th / topic=七平さんの、同時代についての批評、について（『徳川家康』:462） / content=同時代についての批評。とんちんかん。その時代時代の、磁力のようなものがあるか。 / lang=ja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:th / topic=七平さんの、同時代についての批評、について（『徳川家康』:462） / content=同時代についての批評。とんちんかん。その時代時代の、磁力のようなものがあるか。 / lang=ja">
            <text:p>:m :th / topic=七平さんの、同時代についての批評、について（『徳川家康』:462） / content=同時代についての批評。とんちんかん。その時代時代の、磁力のようなものがあるか。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0_18-01-00_000.jpg</text:p>
          </table:table-cell>
          <table:table-cell table:style-name="ce19" office:value-type="string">
            <text:p><text:s/>:m #*# RES / JVEMV6 64#134 / 『徳川家康 山本七平ライブラリー⑥』 著者=山本七平,校注=~ / p.253 / w=柳川市；鍋島勝茂；小西行景,topic=~,other=~ <text:s/>|| p.73 / w=北条氏直；；朝日姫,topic=~,other=~ <text:s text:c="2"/>|| p.130 / w=柳営；細川藤孝；永井直勝；蜷川親長[にながわちかなが,topic=~,other=~ 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#*# RES / JVEMV6 64#134 / 『徳川家康 山本七平ライブラリー⑥』 著者=山本七平,校注=~ / p.253 / w=柳川市；鍋島勝茂；小西行景,topic=~,other=~  || p.73 / w=北条氏直；；朝日姫,topic=~,other=~   || p.130 / w=柳営；細川藤孝；永井直勝；蜷川親長[にながわちかなが,topic=~,other=~ ">
            <text:p><text:s/>:m #*# RES / JVEMV6 64#134 / 『徳川家康 山本七平ライブラリー⑥』 著者=山本七平,校注=~ / p.253 / w=柳川市；鍋島勝茂；小西行景,topic=~,other=~ <text:s/>|| p.73 / w=北条氏直；；朝日姫,topic=~,other=~ <text:s text:c="2"/>|| p.130 / w=柳営；細川藤孝；永井直勝；蜷川親長[にながわちかなが,topic=~,other=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0_19-18-08_000.jpg</text:p>
          </table:table-cell>
          <table:table-cell table:style-name="ce19" office:value-type="string">
            <text:p><text:s/>:m 記録 / 身体 / 全身像 / 顔 / 様子 / time=夜；occasion=楽器演奏したあと（尺八）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記録 / 身体 / 全身像 / 顔 / 様子 / time=夜；occasion=楽器演奏したあと（尺八）">
            <text:p><text:s/>:m 記録 / 身体 / 全身像 / 顔 / 様子 / time=夜；occasion=楽器演奏したあと（尺八）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20_19-18-10_000.jpg</text:p>
          </table:table-cell>
          <table:table-cell table:style-name="ce19" office:value-type="string">
            <text:p><text:s/>:m 記録 / 身体 / 全身像 / 顔 / 様子 / time=夜；occasion=楽器演奏したあと（尺八）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記録 / 身体 / 全身像 / 顔 / 様子 / time=夜；occasion=楽器演奏したあと（尺八）">
            <text:p><text:s/>:m 記録 / 身体 / 全身像 / 顔 / 様子 / time=夜；occasion=楽器演奏したあと（尺八）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20_19-18-31_000.jpg</text:p>
          </table:table-cell>
          <table:table-cell table:style-name="ce19" office:value-type="string">
            <text:p><text:s/>:m 記録 / 身体 / 全身像 / 顔 / 様子 / time=夜；occasion=楽器演奏したあと（尺八）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m 記録 / 身体 / 全身像 / 顔 / 様子 / time=夜；occasion=楽器演奏したあと（尺八）">
            <text:p><text:s/>:m 記録 / 身体 / 全身像 / 顔 / 様子 / time=夜；occasion=楽器演奏したあと（尺八）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20_19-18-47_000.jpg</text:p>
          </table:table-cell>
          <table:table-cell table:style-name="ce19" office:value-type="string">
            <text:p>:m :篠笛,shinobue #*# / session-memo / s.1:todays-melody,genr=~,for=~,key=~,tempo=~,R=1,i.f.=~,notes=h:4-4-0-7-6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:篠笛,shinobue #*# / session-memo / s.1:todays-melody,genr=~,for=~,key=~,tempo=~,R=1,i.f.=~,notes=h:4-4-0-7-6,Re+,other=~">
            <text:p>:m :篠笛,shinobue #*# / session-memo / s.1:todays-melody,genr=~,for=~,key=~,tempo=~,R=1,i.f.=~,notes=h:4-4-0-7-6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0_18-35-47_000.mp4</text:p>
          </table:table-cell>
          <table:table-cell table:style-name="ce19" office:value-type="string">
            <text:p>:m :篠笛,shinobue #*# / session-memo / s.1:todays-melody,genr=~,for=~,key=~,tempo=~,R=1,i.f.=~,notes=~,Re+,other=memo+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:篠笛,shinobue #*# / session-memo / s.1:todays-melody,genr=~,for=~,key=~,tempo=~,R=1,i.f.=~,notes=~,Re+,other=memo+">
            <text:p>:m :篠笛,shinobue #*# / session-memo / s.1:todays-melody,genr=~,for=~,key=~,tempo=~,R=1,i.f.=~,notes=~,Re+,other=memo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0_18-51-15_000.mp4</text:p>
          </table:table-cell>
          <table:table-cell table:style-name="ce19" office:value-type="string">
            <text:p>:m :篠笛,shinobue #*# / session-memo / s.1:prac,for=甲音：h-6;7,Re+,tempo=~,other=~,key=~,notes=~,R=2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:篠笛,shinobue #*# / session-memo / s.1:prac,for=甲音：h-6;7,Re+,tempo=~,other=~,key=~,notes=~,R=2">
            <text:p>:m :篠笛,shinobue #*# / session-memo / s.1:prac,for=甲音：h-6;7,Re+,tempo=~,other=~,key=~,notes=~,R=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20_19-06-16_000.mp4</text:p>
          </table:table-cell>
          <table:table-cell table:style-name="ce20" office:value-type="string">
            <text:p>:VIDEO / @自室 / 記録 / jap.flute-bamboo / 演奏、play / R=1 / genr=todays-melody,Re+,other=feeling:西洋風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-bamboo / 演奏、play / R=1 / genr=todays-melody,Re+,other=feeling:西洋風">
            <text:p>:VIDEO / @自室 / 記録 / jap.flute-bamboo / 演奏、play / R=1 / genr=todays-melody,Re+,other=feeling:西洋風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0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2022/01/21</text:date>, <text:time>01:06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21T01:06:46.67</dc:date>
    <dc:creator>iwabuchi ken</dc:creator>
    <meta:editing-duration>P42DT6H30M54S</meta:editing-duration>
    <meta:editing-cycles>14293</meta:editing-cycles>
    <meta:document-statistic meta:table-count="1" meta:cell-count="456" meta:object-count="0"/>
    <meta:user-defined meta:name="qrichtext">1</meta:user-defined>
  </office:meta>
</office:document-meta>
</file>